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bd06" style:font-weight-asian="bold" style:font-weight-complex="bold"/>
    </style:style>
    <style:style style:name="T3" style:family="text">
      <style:text-properties fo:font-weight="bold" officeooo:rsid="0018f20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41"/></text:span><text:span text:style-name="T2">ASSIGNMENT NO : </text:span><text:span text:style-name="T3">7</text:span></text:p>
      <text:p text:style-name="P1"/>
      <text:p text:style-name="P1"/>
      <text:p text:style-name="Standard"><text:span text:style-name="T1">Problem statement:</text:span> write program to store 10th class percentage of students in array .write</text:p>
      <text:p text:style-name="Standard">function for sorting array of floating point numbers in ascending order and display top five scores.</text:p>
      <text:p text:style-name="Standard"/>
      <text:p text:style-name="Standard"/>
      <text:p text:style-name="P1">Program:</text:p>
      <text:p text:style-name="Standard"/>
      <text:p text:style-name="Standard">def getMax(arr):</text:p>
      <text:p text:style-name="Standard">max = arr[0]</text:p>
      <text:p text:style-name="Standard">for num in arr:</text:p>
      <text:p text:style-name="Standard">if num &gt; max:</text:p>
      <text:p text:style-name="Standard">max = num</text:p>
      <text:p text:style-name="Standard">return max</text:p>
      <text:p text:style-name="Standard">def countSort(arr, place):</text:p>
      <text:p text:style-name="Standard">n = len(arr)</text:p>
      <text:p text:style-name="Standard">output = [0] * n</text:p>
      <text:p text:style-name="Standard">count = [0] * 10</text:p>
      <text:p text:style-name="Standard">for i in range(n):</text:p>
      <text:p text:style-name="Standard">count[(int) ((arr[i] / place) % 10)] += 1</text:p>
      <text:p text:style-name="Standard">for i in range(1, 10):</text:p>
      <text:p text:style-name="Standard">count[i] += count[i - 1]</text:p>
      <text:p text:style-name="Standard">for i in range(n - 1, -1, -1):</text:p>
      <text:p text:style-name="Standard">idx = count[(int) ((arr[i] / place) % 10)] - 1</text:p>
      <text:p text:style-name="Standard">output[idx] = arr[i]</text:p>
      <text:p text:style-name="Standard">count[(int) ((arr[i] / place) % 10)] -= 1</text:p>
      <text:p text:style-name="Standard"># copy the array output to arr</text:p>
      <text:p text:style-name="Standard">arr[:] = output[:]</text:p>
      <text:p text:style-name="Standard">def radixSort(arr):</text:p>
      <text:p text:style-name="Standard">max = getMax(arr)</text:p>
      <text:p text:style-name="Standard">for place in range(1, int(max) + 1):</text:p>
      <text:p text:style-name="Standard">countSort(arr, place)</text:p>
      <text:p text:style-name="Standard">def main():</text:p>
      <text:p text:style-name="Standard"># Get the number of students</text:p>
      <text:p text:style-name="Standard">n = int(input("Enter the number of students: "))</text:p>
      <text:p text:style-name="Standard"># Create an array to store the percentages</text:p>
      <text:p text:style-name="Standard">percentages = []</text:p>
      <text:p text:style-name="Standard"># Get the percentage for each student</text:p>
      <text:p text:style-name="Standard">print("Enter percentage of students:")</text:p>
      <text:p text:style-name="Standard">for i in range(n):</text:p>
      <text:p text:style-name="Standard">percentage = float(input())</text:p>
      <text:p text:style-name="Standard">percentages.append(percentage)</text:p>
      <text:p text:style-name="Standard"># Sort the percentages in ascending order</text:p>
      <text:p text:style-name="Standard">radixSort(percentages)</text:p>
      <text:p text:style-name="Standard">print("Marks in ascending order: \n",percentages)</text:p>
      <text:p text:style-name="Standard"># Display the top five scores</text:p>
      <text:p text:style-name="Standard">print("Top 5 marks: ")</text:p>
      <text:p text:style-name="Standard">for i in range(n - 1, n - 6, -1):</text:p>
      <text:p text:style-name="Standard">print(percentages[i])</text:p>
      <text:p text:style-name="Standard">if __name__ == "__main__":</text:p>
      <text:p text:style-name="Standard">main()</text:p>
      <text:p text:style-name="Standard"><text:soft-page-break/></text:p>
      <text:p text:style-name="P1">Output:</text:p>
      <text:p text:style-name="Standard"/>
      <text:p text:style-name="Standard">Enter the number of students: 7</text:p>
      <text:p text:style-name="Standard">Enter percentage of students:</text:p>
      <text:p text:style-name="Standard">99.60</text:p>
      <text:p text:style-name="Standard">56.76</text:p>
      <text:p text:style-name="Standard">78.90</text:p>
      <text:p text:style-name="Standard">90.80</text:p>
      <text:p text:style-name="Standard">80.66</text:p>
      <text:p text:style-name="Standard">78.9</text:p>
      <text:p text:style-name="Standard">87.60</text:p>
      <text:p text:style-name="Standard">Marks in ascending order:</text:p>
      <text:p text:style-name="Standard">[56.76, 78.9, 78.9, 80.66, 87.6, 90.8, 99.6]</text:p>
      <text:p text:style-name="Standard">Top 5 marks:</text:p>
      <text:p text:style-name="Standard">99.6</text:p>
      <text:p text:style-name="Standard">90.8</text:p>
      <text:p text:style-name="Standard">87.6</text:p>
      <text:p text:style-name="Standard">80.66</text:p>
      <text:p text:style-name="Standard">78.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9:44:44.925570023</meta:creation-date>
    <dc:date>2023-11-29T19:50:21.340177327</dc:date>
    <meta:editing-duration>PT3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5" meta:word-count="266" meta:character-count="1532" meta:non-whitespace-character-count="1290"/>
  </office:meta>
</office:document-meta>
</file>